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5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/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/>
          <table:table-cell table:style-name="Default"/>
          <table:table-cell table:number-columns-repeated="6"/>
        </table:table-row>
        <table:table-row table:style-name="ro10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table:number-columns-repeated="4"/>
          <table:table-cell table:style-name="ce2" table:formula="of:=SUM([.B39:.F39])" office:value-type="float" office:value="3900">
            <text:p>3900</text:p>
          </table:table-cell>
          <table:table-cell table:formula="of:=SUM([.B56:.F56])" office:value-type="float" office:value="278.571428571429">
            <text:p>278.5714285714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278.571428571429">
            <text:p>278.571428571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278.571428571429">
            <text:p>278.571428571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278.571428571429">
            <text:p>278.571428571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6:.F56])" office:value-type="float" office:value="278.571428571429">
            <text:p>278.571428571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278.571428571429">
            <text:p>278.571428571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278.571428571429">
            <text:p>278.5714285714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0">
            <text:p>0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278.571428571429">
            <text:p>278.571428571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278.571428571429">
            <text:p>278.571428571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];[.C56];[.D56];[.F56])" office:value-type="float" office:value="278.571428571429">
            <text:p>278.571428571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56:.F56])" office:value-type="float" office:value="278.571428571429">
            <text:p>278.5714285714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278.571428571429">
            <text:p>278.5714285714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4" office:value-type="float" office:value="0">
            <text:p>0</text:p>
          </table:table-cell>
          <table:table-cell table:style-name="ce2" table:formula="of:=[.D39]/14" office:value-type="float" office:value="0">
            <text:p>0</text:p>
          </table:table-cell>
          <table:table-cell table:style-name="ce2" table:formula="of:=[.E39]/13" office:value-type="float" office:value="0">
            <text:p>0</text:p>
          </table:table-cell>
          <table:table-cell table:style-name="ce2" table:formula="of:=[.F39]/14" office:value-type="float" office:value="0">
            <text:p>0</text:p>
          </table:table-cell>
          <table:table-cell table:style-name="ce2"/>
          <table:table-cell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7/20/2015</text:date>, <text:time>12:1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20T12:12:54</dc:date>
    <meta:editing-duration>PT16H35M59S</meta:editing-duration>
    <meta:editing-cycles>597</meta:editing-cycles>
    <meta:generator>OpenOffice/4.1.1$Unix OpenOffice.org_project/411m6$Build-9775</meta:generator>
    <dc:creator>employee employee</dc:creator>
    <meta:document-statistic meta:table-count="5" meta:cell-count="1269" meta:object-count="0"/>
  </office:meta>
</office:document-meta>
</file>